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DateFormat.parseObject( String source , ParsePosition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DateFormat.equals( Object obj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astDateForma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DateFormat.getMaxLengthEstim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Literal.CharacterLiteral( cha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DateFormat.format( Object obj , StringBuffer toAppendTo , FieldPosition po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ir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woDigitYearField.estimate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ZoneNumberRule.appendTo( StringBuffer buffer , Calendar calend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astDateFormat.getTimeInstance( int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DateFormat.getTim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DateFormat.getDateTimeInstance( int dateStyle , int timeStyl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ZoneNumberRule.estimate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DateFormat.FastDateFormat( String pattern , TimeZone timeZone , Locale loca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ringLiteral.StringLiteral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DateFormat.applyRules( Calendar calendar , StringBuffer bu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npaddedNumberField.appendTo( StringBuffer buffer , Calendar calend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DateFormat.getInstance( String pattern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ZoneDisplayKey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woDigitYearField.appendTo( StringBuffer buffer , Calendar calend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DateFormat.getTimeZoneOverridesCalend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DateFormat.format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wentyFourHourField.appendTo( StringBuffer buffer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DateFormat.getInstance( String pattern , TimeZone timeZone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astDateFormat.format( long 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DateFormat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DateFormat.getTimeInstance( int styl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DateFormat.getDateInstance( int styl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ddedNumberField.estimate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DateFormat.getDateInstance( int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ir.Pair( Object obj1 , Object obj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ir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astDateFormat.getDateTimeInstance( int dateStyle , int timeStyle , TimeZone timeZone , Locale loca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FastDateFormat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DateFormat.getDateInstance( int style , TimeZone timeZone , Locale loca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woDigitNumberField.TwoDigitNumberField( int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DateFormat.format( Calendar calend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woDigitMonthField.appendTo( StringBuffer buffer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DateFormat.selectNumberRule( int field , int padd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astDateFormat.format( long millis , StringBuffer bu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DateFormat.getTimeInstance( int styl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woDigitMonthField.appendTo( StringBuffer buffer , Calendar calend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ddedNumberField.PaddedNumberField( int field , int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racterLiteral.appendTo( StringBuffer buffer , Calendar calend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DateFormat.getTimeZoneDisplay( TimeZone tz , boolean daylight , int style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DateFormat.getDateInstance( int styl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paddedMonthField.UnpaddedMonth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ddedNumberField.appendTo( StringBuffer buffer , in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extField.TextField( int field , String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DateFormat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DateFormat.parseToken( String pattern , int [ ] indexRef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2">
            <text:p text:style-name="Table_20_Contents">32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Pai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paddedNumberField.appendTo( StringBuffer buffer , in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ddedNumberField.appendTo( StringBuffer buffer , Calendar calend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DateFormat.getDefaultPatter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DateFormat.format( Calendar calendar , StringBuffer bu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stDateFormat.format( Date date , StringBuffer bu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DateFormat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woDigitYearField.appendTo( StringBuffer buffer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welveHourField.appendTo( StringBuffer buffer , Calendar calend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wentyFourHourField.TwentyFourHourField( NumberRule r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DateFormat.getInstance( String pattern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DateFormat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woDigitYearField.TwoDigitYear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DateFormat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meZoneNumberRule.TimeZoneNumberRule( boolean col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wentyFourHourField.appendTo( StringBuffer buffer , Calendar calend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meZoneNameRule.appendTo( StringBuffer buffer , Calendar calenda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astDateFormat.getTimeInstance( int style , TimeZone timeZone , Locale loca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wentyFourHourField.estimate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welveHourField.estimate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paddedMonthField.estimate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DateFormat.parsePattern(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4">
            <text:p text:style-name="Table_20_Contents">114</text:p>
          </table:table-cell>
        </table:table-row>
        <table:table-row>
          <table:table-cell office:value-type="string">
            <text:p text:style-name="Table_20_Contents">TwoDigitNumberField.appendTo( StringBuffer buffer , in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npaddedMonthField.appendTo( StringBuffer buffer , in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imeZoneNameRule.TimeZoneNameRule( TimeZone timeZone , boolean timeZoneForced , Locale locale , int sty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haracterLiteral.estimate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Field.estimateLeng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astDateFormat.getInstance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woDigitMonthField.TwoDigitMonth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paddedNumberField.estimate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DateFormat.getDateTimeInstance( int dateStyle , int timeStyl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welveHourField.appendTo( StringBuffer buffer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woDigitMonthField.estimate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welveHourField.TwelveHourField( NumberRule r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ZoneDisplayKe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DateFormat.getDateTimeInstance( int dateStyle , int time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paddedMonthField.appendTo( StringBuffer buffer , Calendar calend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Literal.estimate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ZoneNameRule.estimateLeng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xtField.appendTo( StringBuffer buffer , Calendar calend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Literal.appendTo( StringBuffer buffer , Calendar calend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woDigitNumberField.estimate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ZoneDisplayKey.TimeZoneDisplayKey( TimeZone timeZone , boolean daylight , int style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npaddedNumberField.UnpaddedNumberField( int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woDigitNumberField.appendTo( StringBuffer buffer , Calendar calend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